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4af0" officeooo:paragraph-rsid="001b4af0"/>
    </style:style>
    <style:style style:name="P2" style:family="paragraph" style:parent-style-name="Standard">
      <style:paragraph-properties fo:text-align="center" style:justify-single-word="false"/>
      <style:text-properties officeooo:rsid="001b4af0" officeooo:paragraph-rsid="001b4af0"/>
    </style:style>
    <style:style style:name="P3" style:family="paragraph" style:parent-style-name="Standard">
      <style:paragraph-properties fo:text-align="start" style:justify-single-word="false"/>
      <style:text-properties fo:font-weight="bold" officeooo:rsid="001b4af0" officeooo:paragraph-rsid="001b4af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cddde" officeooo:paragraph-rsid="001b4af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b4af0" officeooo:paragraph-rsid="001b4af0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083df" officeooo:paragraph-rsid="001b4af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22424" officeooo:paragraph-rsid="00222424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22424" officeooo:paragraph-rsid="002e9fa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374730" officeooo:paragraph-rsid="0037473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3dbaaf" officeooo:paragraph-rsid="003dbaa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4086d9" officeooo:paragraph-rsid="004086d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4086d9" officeooo:paragraph-rsid="00523dc7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445fbe" officeooo:paragraph-rsid="00445fb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454f11" officeooo:paragraph-rsid="00454f1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48d496" officeooo:paragraph-rsid="0048d496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48d496" officeooo:paragraph-rsid="0048d49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4f29e4" officeooo:paragraph-rsid="004f29e4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501354" officeooo:paragraph-rsid="00501354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476011" officeooo:paragraph-rsid="00476011" fo:background-color="#ffff00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officeooo:paragraph-rsid="002d6e4c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403450" officeooo:paragraph-rsid="00403450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403450" officeooo:paragraph-rsid="00523dc7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fo:font-weight="normal" officeooo:rsid="00445fbe" officeooo:paragraph-rsid="00445fbe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italic" fo:font-weight="normal" officeooo:rsid="00445fbe" officeooo:paragraph-rsid="005b4128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italic" fo:font-weight="normal" officeooo:rsid="0053f33d" officeooo:paragraph-rsid="0053f33d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italic" fo:font-weight="normal" officeooo:rsid="005428d1" officeooo:paragraph-rsid="005428d1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text-align="center" style:justify-single-word="false"/>
      <style:text-properties officeooo:paragraph-rsid="0048d496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italic" fo:font-weight="normal" officeooo:rsid="004086d9" officeooo:paragraph-rsid="004086d9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tyle="italic" fo:font-weight="normal" officeooo:rsid="0041b80f" officeooo:paragraph-rsid="0041b80f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italic" fo:font-weight="normal" officeooo:rsid="0041b80f" officeooo:paragraph-rsid="0041b80f" style:font-style-asian="italic" style:font-weight-asian="normal" style:font-style-complex="italic" style:font-weight-complex="normal"/>
    </style:style>
    <style:style style:name="T1" style:family="text">
      <style:text-properties officeooo:rsid="0023be6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3be65" style:font-style-asian="italic" style:font-style-complex="italic"/>
    </style:style>
    <style:style style:name="T4" style:family="text">
      <style:text-properties fo:font-style="italic" officeooo:rsid="0025419f" style:font-style-asian="italic" style:font-style-complex="italic"/>
    </style:style>
    <style:style style:name="T5" style:family="text">
      <style:text-properties fo:font-style="italic" officeooo:rsid="002b5423" style:font-style-asian="italic" style:font-style-complex="italic"/>
    </style:style>
    <style:style style:name="T6" style:family="text">
      <style:text-properties fo:font-style="italic" officeooo:rsid="00454f11" style:font-style-asian="italic" style:font-style-complex="italic"/>
    </style:style>
    <style:style style:name="T7" style:family="text">
      <style:text-properties fo:font-style="italic" officeooo:rsid="004ace0d" style:font-style-asian="italic" style:font-style-complex="italic"/>
    </style:style>
    <style:style style:name="T8" style:family="text">
      <style:text-properties fo:font-style="italic" officeooo:rsid="00523dc7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none" fo:font-weight="normal" officeooo:rsid="002cdde5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fo:font-weight="normal" officeooo:rsid="00309b5c" style:font-style-asian="italic" style:font-weight-asian="normal" style:font-style-complex="italic" style:font-weight-complex="normal"/>
    </style:style>
    <style:style style:name="T12" style:family="text">
      <style:text-properties fo:font-style="italic" style:text-underline-style="none" fo:font-weight="normal" officeooo:rsid="0031cb09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23be65" style:font-style-asian="normal" style:font-style-complex="normal"/>
    </style:style>
    <style:style style:name="T15" style:family="text">
      <style:text-properties fo:font-style="normal" officeooo:rsid="0024b28f" style:font-style-asian="normal" style:font-style-complex="normal"/>
    </style:style>
    <style:style style:name="T16" style:family="text">
      <style:text-properties fo:font-style="normal" officeooo:rsid="0025419f" style:font-style-asian="normal" style:font-style-complex="normal"/>
    </style:style>
    <style:style style:name="T17" style:family="text">
      <style:text-properties fo:font-style="normal" officeooo:rsid="00267a10" style:font-style-asian="normal" style:font-style-complex="normal"/>
    </style:style>
    <style:style style:name="T18" style:family="text">
      <style:text-properties fo:font-style="normal" officeooo:rsid="00298fa7" style:font-style-asian="normal" style:font-style-complex="normal"/>
    </style:style>
    <style:style style:name="T19" style:family="text">
      <style:text-properties fo:font-style="normal" officeooo:rsid="0029f9c5" style:font-style-asian="normal" style:font-style-complex="normal"/>
    </style:style>
    <style:style style:name="T20" style:family="text">
      <style:text-properties fo:font-style="normal" officeooo:rsid="002b5423" style:font-style-asian="normal" style:font-style-complex="normal"/>
    </style:style>
    <style:style style:name="T21" style:family="text">
      <style:text-properties fo:font-style="normal" officeooo:rsid="002b8d95" style:font-style-asian="normal" style:font-style-complex="normal"/>
    </style:style>
    <style:style style:name="T22" style:family="text">
      <style:text-properties fo:font-style="normal" officeooo:rsid="0031cb09" style:font-style-asian="normal" style:font-style-complex="normal"/>
    </style:style>
    <style:style style:name="T23" style:family="text">
      <style:text-properties fo:font-style="normal" officeooo:rsid="00335264" style:font-style-asian="normal" style:font-style-complex="normal"/>
    </style:style>
    <style:style style:name="T24" style:family="text">
      <style:text-properties fo:font-style="normal" officeooo:rsid="003440de" style:font-style-asian="normal" style:font-style-complex="normal"/>
    </style:style>
    <style:style style:name="T25" style:family="text">
      <style:text-properties fo:font-style="normal" officeooo:rsid="003516d9" style:font-style-asian="normal" style:font-style-complex="normal"/>
    </style:style>
    <style:style style:name="T26" style:family="text">
      <style:text-properties fo:font-style="normal" officeooo:rsid="003ee33b" style:font-style-asian="normal" style:font-style-complex="normal"/>
    </style:style>
    <style:style style:name="T27" style:family="text">
      <style:text-properties fo:font-style="normal" officeooo:rsid="004ace0d" style:font-style-asian="normal" style:font-style-complex="normal"/>
    </style:style>
    <style:style style:name="T28" style:family="text">
      <style:text-properties fo:font-style="normal" officeooo:rsid="00523dc7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fo:font-weight="normal" officeooo:rsid="002d6e4c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style:font-style-asian="normal" style:font-style-complex="normal"/>
    </style:style>
    <style:style style:name="T31" style:family="text">
      <style:text-properties fo:font-style="normal" style:text-underline-style="none" fo:font-weight="normal" officeooo:rsid="00298fa7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2cdde5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2f0508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2f7927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3057a1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309b5c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31cb09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fo:font-weight="normal" officeooo:rsid="00357234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none" fo:font-weight="normal" officeooo:rsid="0035f2ca" style:font-style-asian="normal" style:font-weight-asian="normal" style:font-style-complex="normal" style:font-weight-complex="normal"/>
    </style:style>
    <style:style style:name="T40" style:family="text">
      <style:text-properties fo:font-style="normal" style:text-underline-style="none" fo:font-weight="normal" officeooo:rsid="0048d496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none" fo:font-weight="normal" officeooo:rsid="004bfbb9" style:font-style-asian="normal" style:font-weight-asian="normal" style:font-style-complex="normal" style:font-weight-complex="normal"/>
    </style:style>
    <style:style style:name="T42" style:family="text">
      <style:text-properties style:text-underline-style="solid" style:text-underline-width="auto" style:text-underline-color="font-color" officeooo:rsid="002d1c23"/>
    </style:style>
    <style:style style:name="T43" style:family="text">
      <style:text-properties officeooo:rsid="002d1c23"/>
    </style:style>
    <style:style style:name="T44" style:family="text">
      <style:text-properties officeooo:rsid="0041b80f"/>
    </style:style>
    <style:style style:name="T45" style:family="text">
      <style:text-properties officeooo:rsid="00523dc7"/>
    </style:style>
    <style:style style:name="T46" style:family="text">
      <style:text-properties officeooo:rsid="0053f33d"/>
    </style:style>
    <style:style style:name="T47" style:family="text">
      <style:text-properties officeooo:rsid="005428d1"/>
    </style:style>
    <style:style style:name="T48" style:family="text">
      <style:text-properties officeooo:rsid="0058b61f"/>
    </style:style>
    <style:style style:name="T49" style:family="text">
      <style:text-properties officeooo:rsid="0059ae70"/>
    </style:style>
    <style:style style:name="T50" style:family="text">
      <style:text-properties officeooo:rsid="005a82d3"/>
    </style:style>
    <style:style style:name="T51" style:family="text">
      <style:text-properties officeooo:rsid="005b4128"/>
    </style:style>
    <style:style style:name="T52" style:family="text">
      <style:text-properties officeooo:rsid="005bada9"/>
    </style:style>
    <style:style style:name="T53" style:family="text">
      <style:text-properties officeooo:rsid="005d9f5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Diamont</text:p>
      <text:p text:style-name="P1">EE360C</text:p>
      <text:p text:style-name="P2">Programming Assignment 3</text:p>
      <text:p text:style-name="P2"/>
      <text:p text:style-name="P3">PART ONE</text:p>
      <text:p text:style-name="P3"/>
      <text:p text:style-name="P3">Argument for Optimal Substructure</text:p>
      <text:p text:style-name="P6"/>
      <text:p text:style-name="P8"><text:span text:style-name="T42">Claim:</text:span><text:span text:style-name="T43"> </text:span></text:p>
      <text:p text:style-name="P8">Consider any optimal solution to assign<text:span text:style-name="T1"> </text:span><text:span text:style-name="T3">f </text:span><text:span text:style-name="T15">total </text:span><text:span text:style-name="T23">maximum </text:span><text:span text:style-name="T14">economic growth </text:span><text:span text:style-name="T15">to the </text:span><text:span text:style-name="T24">entire </text:span><text:span text:style-name="T15">Wakandan econom</text:span><text:span text:style-name="T22">y</text:span><text:span text:style-name="T15"> </text:span><text:span text:style-name="T14">using the </text:span><text:span text:style-name="T3">k </text:span><text:span text:style-name="T14">denominations of Vibranium that we have available from our limited supply of Vibranium </text:span><text:span text:style-name="T3">V</text:span><text:span text:style-name="T14">, </text:span><text:span text:style-name="T17">where the Vibranium is</text:span><text:span text:style-name="T14"> </text:span><text:span text:style-name="T16">distributed </text:span><text:span text:style-name="T17">as </text:span><text:span text:style-name="T18">the optimal</text:span><text:span text:style-name="T17"> investment </text:span><text:span text:style-name="T18">for each of the</text:span><text:span text:style-name="T16"> </text:span><text:span text:style-name="T4">n </text:span><text:span text:style-name="T19">available </text:span><text:span text:style-name="T16">projects. </text:span><text:span text:style-name="T18">Then, diving the total solution into </text:span><text:span text:style-name="T5">i</text:span><text:span text:style-name="T18"> sub-solutions, each sub-solution must itself </text:span><text:span text:style-name="T20">provide the optimal economic growth </text:span><text:span text:style-name="T5"><draw:frame draw:style-name="fr1" draw:name="Object1" text:anchor-type="as-char" svg:y="-0.1484in" svg:width="0.2138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5">for a subset of the Wakandan economy </text:span><text:span text:style-name="T21">over the subset of available Vibranium </text:span><text:span text:style-name="T21"><draw:frame draw:style-name="fr1" draw:name="Object2" text:anchor-type="as-char" svg:y="-0.1484in" svg:width="0.2598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1">where </text:span><text:span text:style-name="T21"><draw:frame draw:style-name="fr1" draw:name="Object3" text:anchor-type="as-char" svg:y="-0.2228in" svg:width="0.9134in" svg:height="0.322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1">and </text:span><text:span text:style-name="T21"><draw:frame draw:style-name="fr1" draw:name="Object4" text:anchor-type="as-char" svg:y="-0.2228in" svg:width="1.0047in" svg:height="0.322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1">.</text:span></text:p>
      <text:p text:style-name="P7"><text:span text:style-name="T3"/></text:p>
      <text:p text:style-name="P20"><text:span text:style-name="T29">Proof:</text:span></text:p>
      <text:p text:style-name="P20"><text:span text:style-name="T31">S</text:span><text:span text:style-name="T32">uppose that one of the </text:span><text:span text:style-name="T10"><draw:frame draw:style-name="fr1" draw:name="Object5" text:anchor-type="as-char" svg:y="-0.1484in" svg:width="0.1744in" svg:height="0.2091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32">sub solutions is </text:span><text:span text:style-name="T10">not </text:span><text:span text:style-name="T32">optimal. </text:span><text:span text:style-name="T33">This means that either </text:span><text:span text:style-name="T34"><draw:frame draw:style-name="fr1" draw:name="Object6" text:anchor-type="as-char" svg:y="-0.1484in" svg:width="0.1744in" svg:height="0.2091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35">did not achieve the optimal economic </text:span><text:span text:style-name="T36">growth </text:span><text:span text:style-name="T38">for that subset of the economy </text:span><text:span text:style-name="T36">or used more Vibranium than was necessary to achieve the same economic growth. Then, this implies that more than </text:span><text:span text:style-name="T11">f </text:span><text:span text:style-name="T36">economic growth could have been achieved for the entire Wakandan economy either by wiser allocation of Vibranium to a project </text:span><text:span text:style-name="T39">within subset </text:span><text:span text:style-name="T39"><draw:frame draw:style-name="fr1" draw:name="Object7" text:anchor-type="as-char" svg:y="-0.1484in" svg:width="0.1744in" svg:height="0.2091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36">or by using the remaining Vibranium for more investments </text:span><text:span text:style-name="T39">in the same or other subsets of the economy</text:span><text:span text:style-name="T36">. </text:span><text:span text:style-name="T37">However, this is a contradiction, because the claim is that </text:span><text:span text:style-name="T12">f </text:span><text:span text:style-name="T37">is already the total maximum economic growth to the Wakandan economy that can be achieved by distributing </text:span><text:span text:style-name="T12">V </text:span><text:span text:style-name="T37">Vibranium over </text:span><text:span text:style-name="T12">n </text:span><text:span text:style-name="T37">projects.</text:span></text:p>
      <text:p text:style-name="P5"/>
      <text:p text:style-name="P3">Value of Optimal Solution</text:p>
      <text:p text:style-name="P3"/>
      <text:p text:style-name="P9">The maximum economic growth for a subset of the Wakandan economy given a project <text:span text:style-name="T2">x </text:span><text:span text:style-name="T13">and a subset of Vibranium </text:span><text:span text:style-name="T2">y</text:span><text:span text:style-name="T13"> can be defined in tabular form as:</text:span></text:p>
      <text:p text:style-name="P9"><text:span text:style-name="T13"/></text:p>
      <text:p text:style-name="P9"><text:span text:style-name="T13"><draw:frame draw:style-name="fr1" draw:name="Object8" text:anchor-type="as-char" svg:y="-0.2902in" svg:width="3.8575in" svg:height="0.4783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9"><text:span text:style-name="T13"/></text:p>
      <text:p text:style-name="P10"><text:span text:style-name="T13">Clearly, we can see that the maximum economic growth for the entire Wakandan economy given all </text:span><text:span text:style-name="T2">n </text:span><text:span text:style-name="T13">projects and given all Vibranium </text:span><text:span text:style-name="T2">V </text:span><text:span text:style-name="T13">can be found </text:span><text:span text:style-name="T26">at the end of the algorithm in</text:span><text:span text:style-name="T13"> </text:span><text:span text:style-name="T2">OPT[n,V]</text:span><text:span text:style-name="T13">.</text:span></text:p>
      <text:p text:style-name="P9"><text:span text:style-name="T13"/></text:p>
      <text:p text:style-name="P3">Computing the Optimal Value</text:p>
      <text:p text:style-name="P3"/>
      <text:p text:style-name="P11">Given <text:span text:style-name="T2">V </text:span><text:span text:style-name="T13">Vibranium, </text:span><text:span text:style-name="T2">n </text:span><text:span text:style-name="T13">projects, and economic gain function </text:span><text:span text:style-name="T13"><draw:frame draw:style-name="fr1" draw:name="Object9" text:anchor-type="as-char" svg:y="-0.1528in" svg:width="0.7366in" svg:height="0.2047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3">that maps Vibranium investments for each project to its respective economic gain.</text:span></text:p>
      <text:p text:style-name="P11"><text:span text:style-name="T13"/></text:p>
      <text:p text:style-name="P21">computeGain(<text:span text:style-name="T48">n,V, g</text:span>):</text:p>
      <text:p text:style-name="P21"/>
      <text:p text:style-name="P28">for all V’ ← 0 to V:</text:p>
      <text:p text:style-name="P28"><text:tab/>OPT<text:span text:style-name="T44">[n-1][V’] ←</text:span><text:span text:style-name="T44"><draw:frame draw:style-name="fr1" draw:name="Object10" text:anchor-type="as-char" svg:y="-0.152in" svg:width="0.7543in" svg:height="0.2217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8"/>
      <text:p text:style-name="P29"><text:soft-page-break/>for all I ← n – 2 down to 0:</text:p>
      <text:p text:style-name="P29"><text:tab/>for all V’ ← to V:</text:p>
      <text:p text:style-name="P29"><text:tab/><text:tab/>best ← 0</text:p>
      <text:p text:style-name="P29"><text:tab/><text:tab/>for all v ← 0 to V’:</text:p>
      <text:p text:style-name="P29"><text:tab/><text:tab/><text:tab/>this ← <draw:frame draw:style-name="fr1" draw:name="Object11" text:anchor-type="as-char" svg:y="-0.152in" svg:width="0.6165in" svg:height="0.222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+ OPT[I+1,v]</text:p>
      <text:p text:style-name="P29"><text:tab/><text:tab/><text:tab/>if this &gt; best</text:p>
      <text:p text:style-name="P29"><text:tab/><text:tab/><text:tab/><text:tab/>best ← this</text:p>
      <text:p text:style-name="P29"><text:tab/><text:tab/>endfor</text:p>
      <text:p text:style-name="P29"><text:tab/>OPT[I,V’] ← best</text:p>
      <text:p text:style-name="P29"><text:tab/>endfor</text:p>
      <text:p text:style-name="P29">endfor</text:p>
      <text:p text:style-name="P29"/>
      <text:p text:style-name="P30">return OPT[0,V]</text:p>
      <text:p text:style-name="P19"/>
      <text:p text:style-name="P3">Constructing the Optimal Solution</text:p>
      <text:p text:style-name="P3"/>
      <text:p text:style-name="P23">solution(OPT, n,V):</text:p>
      <text:p text:style-name="P23"><text:tab/></text:p>
      <text:p text:style-name="P13"><text:tab/><text:span text:style-name="T2">let v = V</text:span></text:p>
      <text:p text:style-name="P13"><text:span text:style-name="T2"><text:tab/>let C[i] hold the optimal amount of Vibranium to spend per project, where </text:span><text:span text:style-name="T2"><draw:frame draw:style-name="fr1" draw:name="Object12" text:anchor-type="as-char" svg:y="-0.152in" svg:width="0.6201in" svg:height="0.1992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2">.</text:span></text:p>
      <text:p text:style-name="P13"><text:span text:style-name="T2"/></text:p>
      <text:p text:style-name="P13"><text:span text:style-name="T2"><text:tab/>for p ← 0 to n-1:</text:span></text:p>
      <text:p text:style-name="P13"><text:span text:style-name="T2"><text:tab/><text:tab/>max ← 0</text:span></text:p>
      <text:p text:style-name="P13"><text:span text:style-name="T2"><text:tab/><text:tab/>index ← 0</text:span></text:p>
      <text:p text:style-name="P13"><text:span text:style-name="T2"/></text:p>
      <text:p text:style-name="P13"><text:span text:style-name="T2"><text:tab/><text:tab/>for i ← 0 to v:</text:span></text:p>
      <text:p text:style-name="P13"><text:span text:style-name="T2"><text:tab/><text:tab/><text:tab/>this ← OPT[p,v] – OPT[p+1,i]</text:span></text:p>
      <text:p text:style-name="P13"><text:span text:style-name="T2"><text:tab/><text:tab/><text:tab/>if max &lt; this </text:span><text:span text:style-name="T2"><draw:frame draw:style-name="fr1" draw:name="Object18" text:anchor-type="as-char" svg:y="-0.1043in" svg:width="0.2102in" svg:height="0.1126in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6"> this </text:span><text:span text:style-name="T6"><draw:frame draw:style-name="fr1" draw:name="Object13" text:anchor-type="as-char" svg:y="-0.1484in" svg:width="0.3638in" svg:height="0.2091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13"><text:span text:style-name="T6"><text:tab/><text:tab/><text:tab/><text:tab/>max ← this</text:span></text:p>
      <text:p text:style-name="P13"><text:span text:style-name="T6"><text:tab/><text:tab/><text:tab/><text:tab/>index ← i </text:span></text:p>
      <text:p text:style-name="P13"><text:tab/><text:tab/></text:p>
      <text:p text:style-name="P13"><text:tab/><text:tab/><text:span text:style-name="T6">for x ← v downto 0:</text:span></text:p>
      <text:p text:style-name="P13"><text:span text:style-name="T6"><text:tab/><text:tab/><text:tab/>if </text:span><text:span text:style-name="T6"><draw:frame draw:style-name="fr1" draw:name="Object14" text:anchor-type="as-char" svg:y="-0.152in" svg:width="0.8862in" svg:height="0.2126in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13"><text:span text:style-name="T6"><text:tab/><text:tab/><text:tab/><text:tab/>C[p] = x</text:span></text:p>
      <text:p text:style-name="P13"><text:span text:style-name="T6"/></text:p>
      <text:p text:style-name="P13"><text:span text:style-name="T6"><text:tab/><text:tab/>v = index</text:span></text:p>
      <text:p text:style-name="P14"><text:span text:style-name="T2">return C</text:span></text:p>
      <text:p text:style-name="P3"/>
      <text:p text:style-name="P3">PART TWO</text:p>
      <text:p text:style-name="P3"/>
      <text:p text:style-name="P15">This problem is a variation of the 0-1 Knapsack problem with multiple constraints.</text:p>
      <text:p text:style-name="P15"/>
      <text:p text:style-name="P15">Given projects <text:span text:style-name="T9">p,</text:span><text:span text:style-name="T30"> decision variable </text:span><text:span text:style-name="T9">x</text:span><text:span text:style-name="T30">, weight </text:span><text:span text:style-name="T9">w,</text:span><text:span text:style-name="T30"> and volume </text:span><text:span text:style-name="T9">v</text:span><text:span text:style-name="T30">, we want to:</text:span></text:p>
      <text:p text:style-name="P15"><text:span text:style-name="T30"/></text:p>
      <text:p text:style-name="P16"><text:span text:style-name="T30"><text:s/></text:span><text:span text:style-name="T30"><draw:frame draw:style-name="fr1" draw:name="Object15" text:anchor-type="as-char" svg:y="-0.2228in" svg:width="1.5043in" svg:height="0.322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7"><text:span text:style-name="T40"><draw:frame draw:style-name="fr1" draw:name="Object16" text:anchor-type="as-char" svg:y="-0.2228in" svg:width="3.2811in" svg:height="0.322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41">where</text:span> <text:span text:style-name="T7">m </text:span><text:span text:style-name="T27">is </text:span>the total volume available for weight <draw:frame draw:style-name="fr1" draw:name="Object17" text:anchor-type="as-char" svg:y="-0.1484in" svg:width="0.2472in" svg:height="0.2098in" draw:z-index="17"><draw:object xlink:href="./Object 17" xlink:type="simple" xlink:show="embed" xlink:actuate="onLoad"/><draw:image xlink:href="./ObjectReplacements/Object 17" xlink:type="simple" xlink:show="embed" xlink:actuate="onLoad"/></draw:frame><text:span text:style-name="T41">and </text:span><text:span text:style-name="T41"><draw:frame draw:style-name="fr1" draw:name="Object19" text:anchor-type="as-char" svg:y="-0.1484in" svg:width="1.6236in" svg:height="0.2091in" draw:z-index="18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16"><text:soft-page-break/><text:span text:style-name="T30"/></text:p>
      <text:p text:style-name="P3">Value of Optimal Solution</text:p>
      <text:p text:style-name="P3"/>
      <text:p text:style-name="P17">The value of the optimal solution can be defined recursively as:<text:line-break/></text:p>
      <text:p text:style-name="P17"><draw:frame draw:style-name="fr1" draw:name="Object20" text:anchor-type="as-char" svg:y="-0.4138in" svg:width="6.1319in" svg:height="0.726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3"/>
      <text:p text:style-name="P18">The solution of how the maximum amount of Vibranium that the thief can steal is given by <text:span text:style-name="T2">OPT[n,W,V] </text:span><text:span text:style-name="T13">where </text:span><text:span text:style-name="T2">n </text:span><text:span text:style-name="T13">is the number or Vibranium ores available to steal, </text:span><text:span text:style-name="T2">W </text:span><text:span text:style-name="T13">is the maximum weight that the thief can carry in the knapsack, and </text:span><text:span text:style-name="T2">V </text:span><text:span text:style-name="T13">is the maximum amount of space available in the knapsack.</text:span></text:p>
      <text:p text:style-name="P18"><text:span text:style-name="T13"/></text:p>
      <text:p text:style-name="P3">Computing the Optimal Value</text:p>
      <text:p text:style-name="P3"/>
      <text:p text:style-name="P12">Given <text:span text:style-name="T45">a knapsack of </text:span><text:span text:style-name="T2">V </text:span><text:span text:style-name="T28">volume and </text:span><text:span text:style-name="T8">W </text:span><text:span text:style-name="T28">weight, as well as </text:span><text:span text:style-name="T2">n </text:span><text:span text:style-name="T28">Vibranium ores to possibly steal.</text:span></text:p>
      <text:p text:style-name="P12"><text:span text:style-name="T13"/></text:p>
      <text:p text:style-name="P22"><text:span text:style-name="T45">c</text:span>ompute<text:span text:style-name="T45">Loss</text:span>(<text:span text:style-name="T46">n,W,V,w,p,k</text:span>):</text:p>
      <text:p text:style-name="P26"/>
      <text:p text:style-name="P25">for w ← 0 to W</text:p>
      <text:p text:style-name="P25"><text:tab/>for v ← 0 to V</text:p>
      <text:p text:style-name="P25"><text:tab/><text:tab/>OPT<text:span text:style-name="T47">[0,w,v] ← 0</text:span></text:p>
      <text:p text:style-name="P25"/>
      <text:p text:style-name="P26">for i← 1 to n</text:p>
      <text:p text:style-name="P26"><text:tab/>for w ← 1 to W</text:p>
      <text:p text:style-name="P26"><text:tab/><text:tab/>for v ← 0 to V</text:p>
      <text:p text:style-name="P26"><text:tab/><text:tab/><text:tab/>if i<draw:frame draw:style-name="fr1" draw:name="Object21" text:anchor-type="as-char" svg:y="-0.1484in" svg:width="0.928in" svg:height="0.2091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26"><text:tab/><text:tab/><text:tab/><text:tab/>OPT[i,w,v] ← OPT[i-1,w,v]</text:p>
      <text:p text:style-name="P26"><text:tab/><text:tab/><text:tab/><text:tab/><text:span text:style-name="T50">keep[i][w][v] ← 0</text:span></text:p>
      <text:p text:style-name="P26"><text:tab/><text:tab/>else</text:p>
      <text:p text:style-name="P26"><text:tab/><text:tab/><text:tab/>best ← 0</text:p>
      <text:p text:style-name="P26"><text:tab/><text:tab/><text:tab/>for all k← 0 to v</text:p>
      <text:p text:style-name="P26"><text:tab/><text:tab/><text:tab/><text:tab/>this ← <draw:frame draw:style-name="fr1" draw:name="Object22" text:anchor-type="as-char" svg:y="-0.152in" svg:width="3.8984in" svg:height="0.2126in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6"><text:tab/><text:tab/><text:tab/><text:tab/>if best &lt; this</text:p>
      <text:p text:style-name="P26"><text:tab/><text:tab/><text:tab/><text:tab/><text:tab/>best ← this</text:p>
      <text:p text:style-name="P26"/>
      <text:p text:style-name="P26"><text:tab/><text:tab/><text:tab/>OPT[i][w][v] ← best</text:p>
      <text:p text:style-name="P26"><text:tab/><text:tab/><text:tab/><text:span text:style-name="T49">keep[i][w][v] ← 1</text:span></text:p>
      <text:p text:style-name="P26"/>
      <text:p text:style-name="P26"/>
      <text:p text:style-name="P26">return OPT[n][W][V]</text:p>
      <text:p text:style-name="P22"/>
      <text:p text:style-name="P22"/>
      <text:p text:style-name="P3">Constructing the Optimal Solution</text:p>
      <text:p text:style-name="P4"/>
      <text:p text:style-name="P24">solution(OPT, n, <text:span text:style-name="T51">W, </text:span>V):</text:p>
      <text:p text:style-name="P24"/>
      <text:p text:style-name="P24"><text:tab/><text:span text:style-name="T53">K = W</text:span></text:p>
      <text:p text:style-name="P24"><text:soft-page-break/><text:tab/><text:span text:style-name="T53">J = V</text:span></text:p>
      <text:p text:style-name="P24"/>
      <text:p text:style-name="P24"><text:tab/><text:span text:style-name="T52">for i← n downto 1</text:span></text:p>
      <text:p text:style-name="P24"><text:tab/><text:tab/><text:span text:style-name="T53">if keep[i,K,J] = 1</text:span></text:p>
      <text:p text:style-name="P24"><text:tab/><text:tab/><text:tab/><text:span text:style-name="T53">output i</text:span></text:p>
      <text:p text:style-name="P24"><text:tab/><text:tab/><text:tab/><text:span text:style-name="T53">K ← K - </text:span><text:span text:style-name="T53"><draw:frame draw:style-name="fr1" draw:name="Object23" text:anchor-type="as-char" svg:y="-0.1484in" svg:width="0.2311in" svg:height="0.2091in" draw:z-index="22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24"><text:tab/><text:tab/><text:tab/><text:span text:style-name="T53">J ← J - </text:span><text:span text:style-name="T53"><draw:frame draw:style-name="fr1" draw:name="Object24" text:anchor-type="as-char" svg:y="-0.1484in" svg:width="0.1965in" svg:height="0.2091in" draw:z-index="23"><draw:object xlink:href="./Object 24" xlink:type="simple" xlink:show="embed" xlink:actuate="onLoad"/><draw:image xlink:href="./ObjectReplacements/Object 24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3:20:14.019140219</meta:creation-date>
    <dc:date>2018-04-22T14:50:52.694115038</dc:date>
    <meta:editing-duration>PT14H13M53S</meta:editing-duration>
    <meta:editing-cycles>62</meta:editing-cycles>
    <meta:generator>LibreOffice/5.1.6.2$Linux_X86_64 LibreOffice_project/10m0$Build-2</meta:generator>
    <meta:document-statistic meta:table-count="0" meta:image-count="0" meta:object-count="24" meta:page-count="4" meta:paragraph-count="88" meta:word-count="665" meta:character-count="3578" meta:non-whitespace-character-count="2868"/>
  </office:meta>
</office:document-meta>
</file>

<file path=Object 1/content.xml><?xml version="1.0" encoding="utf-8"?>
<math xmlns="http://www.w3.org/1998/Math/MathML" display="block">
  <semantics>
    <msub>
      <mi>f</mi>
      <mi>x</mi>
    </msub>
    <annotation encoding="StarMath 5.0">f_x</annotation>
  </semantics>
</math>
</file>

<file path=Object 10/content.xml><?xml version="1.0" encoding="utf-8"?>
<math xmlns="http://www.w3.org/1998/Math/MathML" display="block">
  <semantics>
    <mrow>
      <msub>
        <mi>g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b>
      <mrow>
        <mo fence="true" stretchy="false">(</mo>
        <mrow>
          <mrow>
            <mi>V</mi>
            <mi>'</mi>
          </mrow>
        </mrow>
        <mo fence="true" stretchy="false">)</mo>
      </mrow>
    </mrow>
    <annotation encoding="StarMath 5.0">g_( n-1 )( V' )</annotation>
  </semantics>
</math>
</file>

<file path=Object 11/content.xml><?xml version="1.0" encoding="utf-8"?>
<math xmlns="http://www.w3.org/1998/Math/MathML" display="block">
  <semantics>
    <mrow>
      <msub>
        <mi>g</mi>
        <mrow>
          <mo fence="true" stretchy="false">(</mo>
          <mrow>
            <mi>I</mi>
          </mrow>
          <mo fence="true" stretchy="false">)</mo>
        </mrow>
      </msub>
      <mrow>
        <mo fence="true" stretchy="false">(</mo>
        <mrow>
          <mrow>
            <mi>V</mi>
            <mi>'</mi>
          </mrow>
        </mrow>
        <mo fence="true" stretchy="false">)</mo>
      </mrow>
    </mrow>
    <annotation encoding="StarMath 5.0">g_( I )( V' )</annotation>
  </semantics>
</math>
</file>

<file path=Object 12/content.xml><?xml version="1.0" encoding="utf-8"?>
<math xmlns="http://www.w3.org/1998/Math/MathML" display="block">
  <semantics>
    <mrow>
      <mi>i</mi>
      <mi mathvariant="normal">∈</mi>
      <mrow>
        <mo fence="true" stretchy="false">(</mo>
        <mrow>
          <mrow>
            <mn>0,</mn>
            <mi>n</mi>
          </mrow>
        </mrow>
        <mo fence="true" stretchy="false">)</mo>
      </mrow>
    </mrow>
    <annotation encoding="StarMath 5.0">i%element( 0,n )</annotation>
  </semantics>
</math>
</file>

<file path=Object 13/content.xml><?xml version="1.0" encoding="utf-8"?>
<math xmlns="http://www.w3.org/1998/Math/MathML" display="block">
  <semantics>
    <mrow>
      <mi mathvariant="normal">∈</mi>
      <msub>
        <mi>g</mi>
        <mi>p</mi>
      </msub>
    </mrow>
    <annotation encoding="StarMath 5.0">%element g_p</annotation>
  </semantics>
</math>
</file>

<file path=Object 14/content.xml><?xml version="1.0" encoding="utf-8"?>
<math xmlns="http://www.w3.org/1998/Math/MathML" display="block">
  <semantics>
    <mrow>
      <msub>
        <mi>g</mi>
        <mi>p</mi>
      </msub>
      <mrow>
        <mrow>
          <mo fence="true" stretchy="false">(</mo>
          <mrow>
            <mi>x</mi>
          </mrow>
          <mo fence="true" stretchy="false">)</mo>
        </mrow>
        <mo stretchy="false">=</mo>
        <mi mathvariant="italic">max</mi>
      </mrow>
    </mrow>
    <annotation encoding="StarMath 5.0">g_p( x ) = max</annotation>
  </semantics>
</math>
</file>

<file path=Object 15/content.xml><?xml version="1.0" encoding="utf-8"?>
<math xmlns="http://www.w3.org/1998/Math/MathML" display="block">
  <semantics>
    <mrow>
      <mi mathvariant="italic">maximize</mi>
      <mrow>
        <msubsup>
          <mo stretchy="false">∑</mo>
          <mrow>
            <mo fence="true" stretchy="false">(</mo>
            <mrow>
              <mrow>
                <mi>j</mi>
                <mo stretchy="false">=</mo>
                <mn>1</mn>
              </mrow>
            </mrow>
            <mo fence="true" stretchy="false">)</mo>
          </mrow>
          <mi>n</mi>
        </msubsup>
        <msub>
          <mi>p</mi>
          <mi>j</mi>
        </msub>
      </mrow>
      <msub>
        <mi>x</mi>
        <mi>j</mi>
      </msub>
    </mrow>
    <annotation encoding="StarMath 5.0">maximize sum_(j = 1)^n p_j x_j</annotation>
  </semantics>
</math>
</file>

<file path=Object 16/content.xml><?xml version="1.0" encoding="utf-8"?>
<math xmlns="http://www.w3.org/1998/Math/MathML" display="block">
  <semantics>
    <mrow>
      <mi mathvariant="italic">with</mi>
      <mi mathvariant="italic">constraints</mi>
      <mrow>
        <msubsup>
          <mo stretchy="false">∑</mo>
          <mrow>
            <mo fence="true" stretchy="false">(</mo>
            <mrow>
              <mrow>
                <mi>j</mi>
                <mo stretchy="false">=</mo>
                <mn>1</mn>
              </mrow>
            </mrow>
            <mo fence="true" stretchy="false">)</mo>
          </mrow>
          <mi>n</mi>
        </msubsup>
        <msub>
          <mi>w</mi>
          <mrow>
            <mo fence="true" stretchy="false">(</mo>
            <mrow>
              <mrow>
                <mi>i</mi>
                <mi>,</mi>
                <mi>j</mi>
              </mrow>
            </mrow>
            <mo fence="true" stretchy="false">)</mo>
          </mrow>
        </msub>
      </mrow>
      <mrow>
        <msub>
          <mi>x</mi>
          <mi>j</mi>
        </msub>
        <mo stretchy="false">≤</mo>
        <msub>
          <mi>W</mi>
          <mi>i</mi>
        </msub>
      </mrow>
      <mi>,</mi>
      <mo stretchy="false">∀</mo>
      <mrow>
        <mi>i</mi>
        <mo stretchy="false">∈</mo>
        <mrow>
          <mo fence="true" stretchy="false">[</mo>
          <mrow>
            <mrow>
              <mn>1,</mn>
              <mi>m</mi>
            </mrow>
          </mrow>
          <mo fence="true" stretchy="false">]</mo>
        </mrow>
      </mrow>
      <mi>,</mi>
    </mrow>
    <annotation encoding="StarMath 5.0">with constraints sum_(j = 1)^n w_(i,j) x_j &lt;=W_i, forall i in[1,m],</annotation>
  </semantics>
</math>
</file>

<file path=Object 17/content.xml><?xml version="1.0" encoding="utf-8"?>
<math xmlns="http://www.w3.org/1998/Math/MathML" display="block">
  <semantics>
    <msub>
      <mi>w</mi>
      <mi>j</mi>
    </msub>
    <annotation encoding="StarMath 5.0">w_j</annotation>
  </semantics>
</math>
</file>

<file path=Object 18/content.xml><?xml version="1.0" encoding="utf-8"?>
<math xmlns="http://www.w3.org/1998/Math/MathML" display="block">
  <semantics>
    <mi mathvariant="normal">∧</mi>
    <annotation encoding="StarMath 5.0">%and </annotation>
  </semantics>
</math>
</file>

<file path=Object 19/content.xml><?xml version="1.0" encoding="utf-8"?>
<math xmlns="http://www.w3.org/1998/Math/MathML" display="block">
  <semantics>
    <mrow>
      <mrow>
        <msub>
          <mi>x</mi>
          <mi>j</mi>
        </msub>
        <mo stretchy="false">∈</mo>
        <mrow>
          <mo fence="true" stretchy="false">[</mo>
          <mrow>
            <mn>0,1</mn>
          </mrow>
          <mo fence="true" stretchy="false">]</mo>
        </mrow>
      </mrow>
      <mo stretchy="false">∀</mo>
      <mrow>
        <mi>j</mi>
        <mo stretchy="false">∈</mo>
        <mrow>
          <mo fence="true" stretchy="false">[</mo>
          <mrow>
            <mrow>
              <mn>0,</mn>
              <mrow>
                <mi>n</mi>
                <mo stretchy="false">−</mo>
                <mn>1</mn>
              </mrow>
            </mrow>
          </mrow>
          <mo fence="true" stretchy="false">]</mo>
        </mrow>
      </mrow>
    </mrow>
    <annotation encoding="StarMath 5.0">x_j in[ 0,1 ] forall j in[ 0,n-1 ]</annotation>
  </semantics>
</math>
</file>

<file path=Object 2/content.xml><?xml version="1.0" encoding="utf-8"?>
<math xmlns="http://www.w3.org/1998/Math/MathML" display="block">
  <semantics>
    <msub>
      <mi>V</mi>
      <mi>x</mi>
    </msub>
    <annotation encoding="StarMath 5.0">V_x</annotation>
  </semantics>
</math>
</file>

<file path=Object 20/content.xml><?xml version="1.0" encoding="utf-8"?>
<math xmlns="http://www.w3.org/1998/Math/MathML" display="block">
  <semantics>
    <mrow>
      <mi mathvariant="italic">OPT</mi>
      <mrow>
        <mrow>
          <mo fence="true" stretchy="false">[</mo>
          <mrow>
            <mrow>
              <mi>i</mi>
              <mi>,</mi>
              <mi>j</mi>
              <mi>,</mi>
              <mi>k</mi>
            </mrow>
          </mrow>
          <mo fence="true" stretchy="false">]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 mathvariant="italic">max</mi>
                      <mrow>
                        <mo fence="true" stretchy="false">(</mo>
                        <mrow>
                          <mrow>
                            <mn>1</mn>
                            <mo stretchy="false">≤</mo>
                            <mi>j</mi>
                            <mo stretchy="false">≤</mo>
                            <mi>m</mi>
                          </mrow>
                        </mrow>
                        <mo fence="true" stretchy="false">)</mo>
                      </mrow>
                    </msub>
                    <mrow>
                      <mo fence="true" stretchy="false">[</mo>
                      <mrow>
                        <mrow>
                          <mi mathvariant="italic">OPT</mi>
                          <mrow>
                            <mo fence="true" stretchy="false">[</mo>
                            <mrow>
                              <mrow>
                                <mrow>
                                  <mi>i</mi>
                                  <mo stretchy="false">−</mo>
                                  <mn>1,</mn>
                                </mrow>
                                <mi>w</mi>
                                <mi>,</mi>
                              </mrow>
                            </mrow>
                            <mo fence="true" stretchy="false">]</mo>
                          </mrow>
                          <mi>,</mi>
                          <mi>p</mi>
                          <mrow>
                            <mrow>
                              <mo fence="true" stretchy="false">(</mo>
                              <mrow>
                                <mi>i</mi>
                              </mrow>
                              <mo fence="true" stretchy="false">)</mo>
                            </mrow>
                            <mo stretchy="false">+</mo>
                            <mi mathvariant="italic">OPT</mi>
                          </mrow>
                          <mrow>
                            <mo fence="true" stretchy="false">[</mo>
                            <mrow>
                              <mrow>
                                <mrow>
                                  <mi>i</mi>
                                  <mo stretchy="false">−</mo>
                                  <mn>1,</mn>
                                </mrow>
                                <mrow>
                                  <mi>j</mi>
                                  <mo stretchy="false">−</mo>
                                  <msub>
                                    <mi>j</mi>
                                    <mi>i</mi>
                                  </msub>
                                </mrow>
                                <mi>,</mi>
                                <mrow>
                                  <mi>k</mi>
                                  <mo stretchy="false">−</mo>
                                  <msub>
                                    <mi>k</mi>
                                    <mi>i</mi>
                                  </msub>
                                </mrow>
                              </mrow>
                            </mrow>
                            <mo fence="true" stretchy="false">]</mo>
                          </mrow>
                        </mrow>
                      </mrow>
                      <mo fence="true" stretchy="false">]</mo>
                    </mrow>
                    <mi>,</mi>
                  </mrow>
                </mtd>
                <mtd>
                  <mrow>
                    <mi mathvariant="italic">if</mi>
                    <mrow>
                      <msub>
                        <mi>j</mi>
                        <mi>i</mi>
                      </msub>
                      <mo stretchy="false">≤</mo>
                      <mrow>
                        <mi>j</mi>
                        <mo stretchy="false">∧</mo>
                        <msub>
                          <mi>k</mi>
                          <mi>i</mi>
                        </msub>
                      </mrow>
                      <mo stretchy="false">≤</mo>
                      <mi>k</mi>
                    </mrow>
                    <mi>,</mi>
                  </mrow>
                </mtd>
              </mtr>
              <mtr>
                <mtd>
                  <mrow>
                    <mi mathvariant="italic">OPT</mi>
                    <mrow>
                      <mo fence="true" stretchy="false">[</mo>
                      <mrow>
                        <mrow>
                          <mrow>
                            <mi>i</mi>
                            <mo stretchy="false">−</mo>
                            <mn>1,</mn>
                          </mrow>
                          <mi>j</mi>
                          <mi>,</mi>
                          <mi>k</mi>
                        </mrow>
                      </mrow>
                      <mo fence="true" stretchy="false">]</mo>
                    </mrow>
                    <mi>,</mi>
                  </mrow>
                </mtd>
                <mtd>
                  <mrow>
                    <mi mathvariant="italic">if</mi>
                    <mrow>
                      <msub>
                        <mi>j</mi>
                        <mi>i</mi>
                      </msub>
                      <mo stretchy="false">&gt;</mo>
                      <mrow>
                        <mi>j</mi>
                        <mo stretchy="false">∨</mo>
                        <msub>
                          <mi>k</mi>
                          <mi>i</mi>
                        </msub>
                      </mrow>
                      <mo stretchy="false">&gt;</mo>
                      <mi>k</mi>
                    </mrow>
                    <mi>,</mi>
                  </mrow>
                </mtd>
              </mtr>
              <mtr>
                <mtd>
                  <mn>0,</mn>
                </mtd>
                <mtd>
                  <mi mathvariant="italic">otherwise</mi>
                </mtd>
              </mtr>
            </mtable>
          </mrow>
        </mrow>
      </mrow>
    </mrow>
    <annotation encoding="StarMath 5.0">OPT[ i,j,k ] = left lbrace matrix{max_(1&lt;=j&lt;=m) [OPT[i-1,w,], p(i)+OPT[i-1,j-j_i,k-k_i]], # if j_i &lt;= j and k_i &lt;= k, ## OPT[i-1,j,k], #if j_i &gt; j or k_i &gt; k, ##0, #otherwise} right none</annotation>
  </semantics>
</math>
</file>

<file path=Object 21/content.xml><?xml version="1.0" encoding="utf-8"?>
<math xmlns="http://www.w3.org/1998/Math/MathML" display="block">
  <semantics>
    <mrow>
      <msub>
        <mi>w</mi>
        <mi>i</mi>
      </msub>
      <mo stretchy="false">&gt;</mo>
      <mrow>
        <mi>w</mi>
        <mo stretchy="false">∨</mo>
        <msub>
          <mi>v</mi>
          <mi>i</mi>
        </msub>
      </mrow>
      <mo stretchy="false">&gt;</mo>
      <mi>v</mi>
    </mrow>
    <annotation encoding="StarMath 5.0">w_i &gt; w or v_i &gt; v</annotation>
  </semantics>
</math>
</file>

<file path=Object 22/content.xml><?xml version="1.0" encoding="utf-8"?>
<math xmlns="http://www.w3.org/1998/Math/MathML" display="block">
  <semantics>
    <mrow>
      <mi mathvariant="italic">max</mi>
      <mrow>
        <mo fence="true" stretchy="false">[</mo>
        <mrow>
          <mrow>
            <mi mathvariant="italic">OPT</mi>
            <mrow>
              <mo fence="true" stretchy="false">[</mo>
              <mrow>
                <mrow>
                  <mi>i</mi>
                  <mo stretchy="false">−</mo>
                  <mn>1</mn>
                </mrow>
              </mrow>
              <mo fence="true" stretchy="false">]</mo>
            </mrow>
            <mrow>
              <mo fence="true" stretchy="false">[</mo>
              <mrow>
                <mi>w</mi>
              </mrow>
              <mo fence="true" stretchy="false">]</mo>
            </mrow>
            <mrow>
              <mo fence="true" stretchy="false">[</mo>
              <mrow>
                <mi>k</mi>
              </mrow>
              <mo fence="true" stretchy="false">]</mo>
            </mrow>
            <mi>,</mi>
            <mi>p</mi>
            <mrow>
              <mrow>
                <mo fence="true" stretchy="false">(</mo>
                <mrow>
                  <mi>i</mi>
                </mrow>
                <mo fence="true" stretchy="false">)</mo>
              </mrow>
              <mo stretchy="false">+</mo>
              <mi mathvariant="italic">OPT</mi>
            </mrow>
            <mrow>
              <mo fence="true" stretchy="false">[</mo>
              <mrow>
                <mrow>
                  <mi>i</mi>
                  <mo stretchy="false">−</mo>
                  <mn>1</mn>
                </mrow>
              </mrow>
              <mo fence="true" stretchy="false">]</mo>
            </mrow>
            <mrow>
              <mo fence="true" stretchy="false">[</mo>
              <mrow>
                <mrow>
                  <mi>w</mi>
                  <mo stretchy="false">−</mo>
                  <msub>
                    <mi>w</mi>
                    <mi>i</mi>
                  </msub>
                </mrow>
              </mrow>
              <mo fence="true" stretchy="false">]</mo>
            </mrow>
            <mrow>
              <mo fence="true" stretchy="false">[</mo>
              <mrow>
                <mrow>
                  <mi>k</mi>
                  <mo stretchy="false">−</mo>
                  <msub>
                    <mi>k</mi>
                    <mi>i</mi>
                  </msub>
                </mrow>
              </mrow>
              <mo fence="true" stretchy="false">]</mo>
            </mrow>
          </mrow>
        </mrow>
        <mo fence="true" stretchy="false">]</mo>
      </mrow>
    </mrow>
    <annotation encoding="StarMath 5.0">max[OPT[i-1][w][k], p(i) + OPT[i-1][w-w_i][ k-k_i ]]</annotation>
  </semantics>
</math>
</file>

<file path=Object 23/content.xml><?xml version="1.0" encoding="utf-8"?>
<math xmlns="http://www.w3.org/1998/Math/MathML" display="block">
  <semantics>
    <msub>
      <mi>w</mi>
      <mi>i</mi>
    </msub>
    <annotation encoding="StarMath 5.0">w_i</annotation>
  </semantics>
</math>
</file>

<file path=Object 24/content.xml><?xml version="1.0" encoding="utf-8"?>
<math xmlns="http://www.w3.org/1998/Math/MathML" display="block">
  <semantics>
    <msub>
      <mi>v</mi>
      <mi>i</mi>
    </msub>
    <annotation encoding="StarMath 5.0">v_i</annotation>
  </semantics>
</math>
</file>

<file path=Object 3/content.xml><?xml version="1.0" encoding="utf-8"?>
<math xmlns="http://www.w3.org/1998/Math/MathML" display="block">
  <semantics>
    <mrow>
      <mrow>
        <msubsup>
          <mo stretchy="false">∑</mo>
          <mrow>
            <mo fence="true" stretchy="false">(</mo>
            <mrow>
              <mrow>
                <mi>x</mi>
                <mo stretchy="false">=</mo>
                <mn>1</mn>
              </mrow>
            </mrow>
            <mo fence="true" stretchy="false">)</mo>
          </mrow>
          <mi>i</mi>
        </msubsup>
        <msub>
          <mi>f</mi>
          <mi>x</mi>
        </msub>
      </mrow>
      <mo stretchy="false">=</mo>
      <mi>f</mi>
    </mrow>
    <annotation encoding="StarMath 5.0">sum_(x = 1)^i f_x = f</annotation>
  </semantics>
</math>
</file>

<file path=Object 4/content.xml><?xml version="1.0" encoding="utf-8"?>
<math xmlns="http://www.w3.org/1998/Math/MathML" display="block">
  <semantics>
    <mrow>
      <mrow>
        <msubsup>
          <mo stretchy="false">∑</mo>
          <mrow>
            <mo fence="true" stretchy="false">(</mo>
            <mrow>
              <mrow>
                <mi>x</mi>
                <mo stretchy="false">=</mo>
                <mn>1</mn>
              </mrow>
            </mrow>
            <mo fence="true" stretchy="false">)</mo>
          </mrow>
          <mi>i</mi>
        </msubsup>
        <msub>
          <mi>V</mi>
          <mi>x</mi>
        </msub>
      </mrow>
      <mo stretchy="false">=</mo>
      <mi>V</mi>
    </mrow>
    <annotation encoding="StarMath 5.0">sum_(x = 1)^i V_x = V</annotation>
  </semantics>
</math>
</file>

<file path=Object 5/content.xml><?xml version="1.0" encoding="utf-8"?>
<math xmlns="http://www.w3.org/1998/Math/MathML" display="block">
  <semantics>
    <msub>
      <mi>i</mi>
      <mi>j</mi>
    </msub>
    <annotation encoding="StarMath 5.0">i_j</annotation>
  </semantics>
</math>
</file>

<file path=Object 6/content.xml><?xml version="1.0" encoding="utf-8"?>
<math xmlns="http://www.w3.org/1998/Math/MathML" display="block">
  <semantics>
    <msub>
      <mi>i</mi>
      <mi>j</mi>
    </msub>
    <annotation encoding="StarMath 5.0">i_j</annotation>
  </semantics>
</math>
</file>

<file path=Object 7/content.xml><?xml version="1.0" encoding="utf-8"?>
<math xmlns="http://www.w3.org/1998/Math/MathML" display="block">
  <semantics>
    <msub>
      <mi>i</mi>
      <mi>j</mi>
    </msub>
    <annotation encoding="StarMath 5.0">i_j</annotation>
  </semantics>
</math>
</file>

<file path=Object 8/content.xml><?xml version="1.0" encoding="utf-8"?>
<math xmlns="http://www.w3.org/1998/Math/MathML" display="block">
  <semantics>
    <mrow>
      <mi mathvariant="italic">OPT</mi>
      <mrow>
        <mrow>
          <mo fence="true" stretchy="false">[</mo>
          <mrow>
            <mrow>
              <mi>i</mi>
              <mi>,</mi>
              <mi>j</mi>
            </mrow>
          </mrow>
          <mo fence="true" stretchy="false">]</mo>
        </mrow>
        <mo stretchy="false">=</mo>
        <mrow>
          <mo fence="true" stretchy="true">{</mo>
          <mrow>
            <mtable>
              <mtr>
                <mtd>
                  <mrow>
                    <msub>
                      <mi mathvariant="italic">max</mi>
                      <mrow>
                        <mo fence="true" stretchy="false">(</mo>
                        <mrow>
                          <mrow>
                            <mn>0</mn>
                            <mo stretchy="false">≤</mo>
                            <mi>k</mi>
                            <mo stretchy="false">≤</mo>
                            <mi>j</mi>
                          </mrow>
                        </mrow>
                        <mo fence="true" stretchy="false">)</mo>
                      </mrow>
                    </msub>
                    <mrow>
                      <mo fence="true" stretchy="false">[</mo>
                      <mrow>
                        <mrow>
                          <msub>
                            <mi>f</mi>
                            <mi>i</mi>
                          </msub>
                          <mrow>
                            <mrow>
                              <mo fence="true" stretchy="false">(</mo>
                              <mrow>
                                <mi>k</mi>
                              </mrow>
                              <mo fence="true" stretchy="false">)</mo>
                            </mrow>
                            <mo stretchy="false">+</mo>
                            <mi mathvariant="italic">OPT</mi>
                          </mrow>
                          <mrow>
                            <mo fence="true" stretchy="false">[</mo>
                            <mrow>
                              <mrow>
                                <mrow>
                                  <mi>i</mi>
                                  <mo stretchy="false">−</mo>
                                  <mn>1,</mn>
                                </mrow>
                                <mrow>
                                  <mi>j</mi>
                                  <mo stretchy="false">−</mo>
                                  <mi>k</mi>
                                </mrow>
                              </mrow>
                            </mrow>
                            <mo fence="true" stretchy="false">]</mo>
                          </mrow>
                        </mrow>
                      </mrow>
                      <mo fence="true" stretchy="false">]</mo>
                    </mrow>
                    <mi>,</mi>
                  </mrow>
                </mtd>
                <mtd>
                  <mrow>
                    <mi>V</mi>
                    <mo stretchy="false">&gt;</mo>
                    <mn>0,</mn>
                  </mrow>
                </mtd>
              </mtr>
              <mtr>
                <mtd>
                  <mn>0,</mn>
                </mtd>
                <mtd>
                  <mrow>
                    <mi>V</mi>
                    <mo stretchy="false">=</mo>
                    <mn>0</mn>
                  </mrow>
                </mtd>
              </mtr>
            </mtable>
          </mrow>
        </mrow>
      </mrow>
    </mrow>
    <annotation encoding="StarMath 5.0">OPT[ i,j ] = left lbrace matrix{max_(0&lt;=k&lt;=j) [f_i(k) + OPT[i-1,j-k]], # V&gt;0, ## 0, #V = 0} right none</annotation>
  </semantics>
</math>
</file>

<file path=Object 9/content.xml><?xml version="1.0" encoding="utf-8"?>
<math xmlns="http://www.w3.org/1998/Math/MathML" display="block">
  <semantics>
    <mrow>
      <mi>g</mi>
      <mi mathvariant="normal">:</mi>
      <mi>V</mi>
      <mi>'</mi>
      <mo stretchy="false">→</mo>
      <mi mathvariant="normal">ℤ</mi>
    </mrow>
    <annotation encoding="StarMath 5.0">g:V'-&gt;setZ</annotation>
  </semantics>
</math>
</file>